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oici une feuille de route étape par étape pour réaliser votre projet de **classification des fleurs Iris** avec l'apprentissage automatique. Cette tâche vous permet d'entraîner un modèle de machine learning qui pourra prédire l'espèce d'une fleur Iris en fonction de ses caractéristiques (longueur/largeur des sépales et pétales). Je vais détailler chaque étape pour vous guider dans la réalisation.</text:p>
      <text:p text:style-name="Standard"/>
      <text:p text:style-name="Standard">### Étape 1 : Préparation de l'environnement</text:p>
      <text:p text:style-name="Standard">1. **Installer les bibliothèques nécessaires** :</text:p>
      <text:p text:style-name="Standard"><text:s text:c="3"/>Pour commencer, assurez-vous que vous avez installé les bibliothèques Python nécessaires comme **pandas**, **scikit-learn**, **matplotlib** et **seaborn** pour l'analyse et la visualisation des données. Vous pouvez les installer avec :</text:p>
      <text:p text:style-name="Standard"><text:s text:c="3"/>```bash</text:p>
      <text:p text:style-name="Standard"><text:s text:c="3"/>pip install pandas scikit-learn matplotlib seaborn</text:p>
      <text:p text:style-name="Standard"><text:s text:c="3"/>```</text:p>
      <text:p text:style-name="Standard"/>
      <text:p text:style-name="Standard">2. **Charger le dataset Iris** :</text:p>
      <text:p text:style-name="Standard"><text:s text:c="3"/>Vous avez deux options ici :</text:p>
      <text:p text:style-name="Standard"><text:s text:c="3"/>- **Option 1** : Le dataset Iris est intégré dans la bibliothèque **Scikit-learn**, vous pouvez le charger directement à partir de là :</text:p>
      <text:p text:style-name="Standard"><text:s text:c="5"/>```python</text:p>
      <text:p text:style-name="Standard"><text:s text:c="5"/>from sklearn.datasets import load_iris</text:p>
      <text:p text:style-name="Standard"><text:s text:c="5"/>data = load_iris()</text:p>
      <text:p text:style-name="Standard"><text:s text:c="5"/>```</text:p>
      <text:p text:style-name="Standard"><text:s text:c="3"/>- **Option 2** : Si vous avez un fichier CSV du dataset, chargez-le avec **pandas** :</text:p>
      <text:p text:style-name="Standard"><text:s text:c="5"/>```python</text:p>
      <text:p text:style-name="Standard"><text:s text:c="5"/>import pandas as pd</text:p>
      <text:p text:style-name="Standard"><text:s text:c="5"/>df = pd.read_csv('path_to_your_dataset.csv')</text:p>
      <text:p text:style-name="Standard"><text:s text:c="5"/>```</text:p>
      <text:p text:style-name="Standard"/>
      <text:p text:style-name="Standard">### Étape 2 : Compréhension des données</text:p>
      <text:p text:style-name="Standard">1. **Explorer les données** :</text:p>
      <text:p text:style-name="Standard"><text:s text:c="3"/>Si vous utilisez le dataset intégré, vous pouvez transformer les données en un DataFrame pandas pour mieux les visualiser et explorer leur contenu :</text:p>
      <text:p text:style-name="Standard"><text:s text:c="3"/>```python</text:p>
      <text:p text:style-name="Standard"><text:s text:c="3"/>import pandas as pd</text:p>
      <text:p text:style-name="Standard"><text:s text:c="3"/>df = pd.DataFrame(data.data, columns=data.feature_names)</text:p>
      <text:p text:style-name="Standard"><text:s text:c="3"/>df['species'] = data.target</text:p>
      <text:p text:style-name="Standard"><text:s text:c="3"/>```</text:p>
      <text:p text:style-name="Standard"/>
      <text:p text:style-name="Standard">2. **Inspecter les colonnes** :</text:p>
      <text:p text:style-name="Standard"><text:s text:c="3"/>Regardez les premières lignes pour avoir un aperçu :</text:p>
      <text:p text:style-name="Standard"><text:s text:c="3"/>```python</text:p>
      <text:p text:style-name="Standard"><text:s text:c="3"/>print(df.head())</text:p>
      <text:p text:style-name="Standard"><text:s text:c="3"/>print(df.describe())</text:p>
      <text:p text:style-name="Standard"><text:s text:c="3"/>```</text:p>
      <text:p text:style-name="Standard"/>
      <text:p text:style-name="Standard">3. **Comprendre les features** :</text:p>
      <text:p text:style-name="Standard"><text:s text:c="3"/>Le dataset Iris contient quatre caractéristiques :</text:p>
      <text:p text:style-name="Standard"><text:s text:c="3"/>- **longueur du sépale** (sepal length)</text:p>
      <text:p text:style-name="Standard"><text:s text:c="3"/>- **largeur du sépale** (sepal width)</text:p>
      <text:p text:style-name="Standard"><text:s text:c="3"/>- **longueur du pétale** (petal length)</text:p>
      <text:p text:style-name="Standard"><text:s text:c="3"/>- **largeur du pétale** (petal width)</text:p>
      <text:p text:style-name="Standard"><text:soft-page-break/></text:p>
      <text:p text:style-name="Standard"><text:s text:c="3"/>L'objectif est de classer les observations dans trois catégories d'espèces : *setosa*, *versicolor*, *virginica*.</text:p>
      <text:p text:style-name="Standard"/>
      <text:p text:style-name="Standard">### Étape 3 : Visualisation des données</text:p>
      <text:p text:style-name="Standard">1. **Visualiser les relations entre les variables** :</text:p>
      <text:p text:style-name="Standard"><text:s text:c="3"/>Utilisez des bibliothèques comme **matplotlib** et **seaborn** pour créer des graphiques et mieux comprendre les relations entre les caractéristiques et les espèces.</text:p>
      <text:p text:style-name="Standard"><text:s text:c="3"/>- Histogrammes et nuages de points :</text:p>
      <text:p text:style-name="Standard"><text:s text:c="5"/>```python</text:p>
      <text:p text:style-name="Standard"><text:s text:c="5"/>import seaborn as sns</text:p>
      <text:p text:style-name="Standard"><text:s text:c="5"/>sns.pairplot(df, hue='species')</text:p>
      <text:p text:style-name="Standard"><text:s text:c="5"/>```</text:p>
      <text:p text:style-name="Standard"><text:s text:c="3"/>- Matrice de corrélation :</text:p>
      <text:p text:style-name="Standard"><text:s text:c="5"/>```python</text:p>
      <text:p text:style-name="Standard"><text:s text:c="5"/>import matplotlib.pyplot as plt</text:p>
      <text:p text:style-name="Standard"><text:s text:c="5"/>sns.heatmap(df.corr(), annot=True, cmap='coolwarm')</text:p>
      <text:p text:style-name="Standard"><text:s text:c="5"/>plt.show()</text:p>
      <text:p text:style-name="Standard"><text:s text:c="5"/>```</text:p>
      <text:p text:style-name="Standard"/>
      <text:p text:style-name="Standard">### Étape 4 : Préparation des données pour l'entraînement</text:p>
      <text:p text:style-name="Standard">1. **Séparer les features et les labels** :</text:p>
      <text:p text:style-name="Standard"><text:s text:c="3"/>Les **features** (caractéristiques) sont les données d'entrée et les **labels** sont les espèces de fleurs.</text:p>
      <text:p text:style-name="Standard"><text:s text:c="3"/>```python</text:p>
      <text:p text:style-name="Standard"><text:s text:c="3"/>X = df.drop('species', axis=1) <text:s/># Features</text:p>
      <text:p text:style-name="Standard"><text:s text:c="3"/>y = df['species'] <text:s/># Labels</text:p>
      <text:p text:style-name="Standard"><text:s text:c="3"/>```</text:p>
      <text:p text:style-name="Standard"/>
      <text:p text:style-name="Standard">2. **Diviser les données en ensembles d'entraînement et de test** :</text:p>
      <text:p text:style-name="Standard"><text:s text:c="3"/>Utilisez la fonction `train_test_split` de **scikit-learn** pour séparer les données en deux ensembles : un pour l'entraînement du modèle et un pour le tester.</text:p>
      <text:p text:style-name="Standard"><text:s text:c="3"/>```python</text:p>
      <text:p text:style-name="Standard"><text:s text:c="3"/>from sklearn.model_selection import train_test_split</text:p>
      <text:p text:style-name="Standard"><text:s text:c="3"/>X_train, X_test, y_train, y_test = train_test_split(X, y, test_size=0.3, random_state=42)</text:p>
      <text:p text:style-name="Standard"><text:s text:c="3"/>```</text:p>
      <text:p text:style-name="Standard"/>
      <text:p text:style-name="Standard">### Étape 5 : Choix du modèle de Machine Learning</text:p>
      <text:p text:style-name="Standard">1. **Sélectionner un algorithme** :</text:p>
      <text:p text:style-name="Standard"><text:s text:c="3"/>Pour la classification des Iris, plusieurs algorithmes peuvent fonctionner :</text:p>
      <text:p text:style-name="Standard"><text:s text:c="3"/>- **K-Nearest Neighbors (KNN)** :</text:p>
      <text:p text:style-name="Standard"><text:s text:c="5"/>```python</text:p>
      <text:p text:style-name="Standard"><text:s text:c="5"/>from sklearn.neighbors import KNeighborsClassifier</text:p>
      <text:p text:style-name="Standard"><text:s text:c="5"/>model = KNeighborsClassifier(n_neighbors=3)</text:p>
      <text:p text:style-name="Standard"><text:s text:c="5"/>```</text:p>
      <text:p text:style-name="Standard"><text:s text:c="3"/>- **Logistic Regression** :</text:p>
      <text:p text:style-name="Standard"><text:s text:c="5"/>```python</text:p>
      <text:p text:style-name="Standard"><text:s text:c="5"/>from sklearn.linear_model import LogisticRegression</text:p>
      <text:p text:style-name="Standard"><text:s text:c="5"/>model = LogisticRegression()</text:p>
      <text:p text:style-name="Standard"><text:s text:c="5"/>```</text:p>
      <text:p text:style-name="Standard"><text:s text:c="3"/>- **Random Forest** :</text:p>
      <text:p text:style-name="Standard"><text:s text:c="5"/>```python</text:p>
      <text:p text:style-name="Standard"><text:soft-page-break/><text:s text:c="5"/>from sklearn.ensemble import RandomForestClassifier</text:p>
      <text:p text:style-name="Standard"><text:s text:c="5"/>model = RandomForestClassifier(n_estimators=100)</text:p>
      <text:p text:style-name="Standard"><text:s text:c="5"/>```</text:p>
      <text:p text:style-name="Standard"/>
      <text:p text:style-name="Standard">2. **Entraîner le modèle** :</text:p>
      <text:p text:style-name="Standard"><text:s text:c="3"/>Après avoir choisi un modèle, entraînez-le sur l'ensemble d'entraînement.</text:p>
      <text:p text:style-name="Standard"><text:s text:c="3"/>```python</text:p>
      <text:p text:style-name="Standard"><text:s text:c="3"/>model.fit(X_train, y_train)</text:p>
      <text:p text:style-name="Standard"><text:s text:c="3"/>```</text:p>
      <text:p text:style-name="Standard"/>
      <text:p text:style-name="Standard">### Étape 6 : Évaluer les performances du modèle</text:p>
      <text:p text:style-name="Standard">1. **Faire des prédictions** :</text:p>
      <text:p text:style-name="Standard"><text:s text:c="3"/>Utilisez votre modèle entraîné pour prédire les classes des fleurs dans l'ensemble de test.</text:p>
      <text:p text:style-name="Standard"><text:s text:c="3"/>```python</text:p>
      <text:p text:style-name="Standard"><text:s text:c="3"/>y_pred = model.predict(X_test)</text:p>
      <text:p text:style-name="Standard"><text:s text:c="3"/>```</text:p>
      <text:p text:style-name="Standard"/>
      <text:p text:style-name="Standard">2. **Évaluer l'exactitude** :</text:p>
      <text:p text:style-name="Standard"><text:s text:c="3"/>Utilisez des métriques comme l'exactitude (`accuracy`) pour évaluer la performance du modèle.</text:p>
      <text:p text:style-name="Standard"><text:s text:c="3"/>```python</text:p>
      <text:p text:style-name="Standard"><text:s text:c="3"/>from sklearn.metrics import accuracy_score</text:p>
      <text:p text:style-name="Standard"><text:s text:c="3"/>accuracy = accuracy_score(y_test, y_pred)</text:p>
      <text:p text:style-name="Standard"><text:s text:c="3"/>print(f'Accuracy: {accuracy}')</text:p>
      <text:p text:style-name="Standard"><text:s text:c="3"/>```</text:p>
      <text:p text:style-name="Standard"/>
      <text:p text:style-name="Standard">3. **Matrice de confusion** :</text:p>
      <text:p text:style-name="Standard"><text:s text:c="3"/>Visualisez les performances de votre modèle en utilisant une matrice de confusion.</text:p>
      <text:p text:style-name="Standard"><text:s text:c="3"/>```python</text:p>
      <text:p text:style-name="Standard"><text:s text:c="3"/>from sklearn.metrics import confusion_matrix</text:p>
      <text:p text:style-name="Standard"><text:s text:c="3"/>cm = confusion_matrix(y_test, y_pred)</text:p>
      <text:p text:style-name="Standard"><text:s text:c="3"/>sns.heatmap(cm, annot=True)</text:p>
      <text:p text:style-name="Standard"><text:s text:c="3"/>```</text:p>
      <text:p text:style-name="Standard"/>
      <text:p text:style-name="Standard">### Étape 7 : Optimisation du modèle</text:p>
      <text:p text:style-name="Standard">1. **Tuning des hyperparamètres** :</text:p>
      <text:p text:style-name="Standard"><text:s text:c="3"/>Expérimentez avec différents hyperparamètres (comme `n_neighbors` pour KNN ou `n_estimators` pour Random Forest) pour améliorer les performances de votre modèle.</text:p>
      <text:p text:style-name="Standard"/>
      <text:p text:style-name="Standard">2. **Validation croisée** :</text:p>
      <text:p text:style-name="Standard"><text:s text:c="3"/>Utilisez la validation croisée pour mieux évaluer les performances de votre modèle sur l'ensemble des données.</text:p>
      <text:p text:style-name="Standard"><text:s text:c="3"/>```python</text:p>
      <text:p text:style-name="Standard"><text:s text:c="3"/>from sklearn.model_selection import cross_val_score</text:p>
      <text:p text:style-name="Standard"><text:s text:c="3"/>scores = cross_val_score(model, X, y, cv=5)</text:p>
      <text:p text:style-name="Standard"><text:s text:c="3"/>print(f'Cross-validation scores: {scores}')</text:p>
      <text:p text:style-name="Standard"><text:s text:c="3"/>```</text:p>
      <text:p text:style-name="Standard"/>
      <text:p text:style-name="Standard">### Étape 8 : Présentation des résultats</text:p>
      <text:p text:style-name="Standard">1. **Générer un rapport de classification** :</text:p>
      <text:p text:style-name="Standard"><text:s text:c="3"/>Présentez vos résultats sous forme d'un rapport qui inclut la précision, le rappel et la F1-score.</text:p>
      <text:p text:style-name="Standard"><text:s text:c="3"/>```python</text:p>
      <text:p text:style-name="Standard"><text:s text:c="3"/>from sklearn.metrics import classification_report</text:p>
      <text:p text:style-name="Standard"><text:soft-page-break/><text:s text:c="3"/>print(classification_report(y_test, y_pred))</text:p>
      <text:p text:style-name="Standard"><text:s text:c="3"/>```</text:p>
      <text:p text:style-name="Standard"/>
      <text:p text:style-name="Standard">2. **Visualisation des prédictions** :</text:p>
      <text:p text:style-name="Standard"><text:s text:c="3"/>Créez des graphiques pour montrer les performances de votre modèle, comme des graphiques de dispersion des prédictions et des vraies classes.</text:p>
      <text:p text:style-name="Standard"/>
      <text:p text:style-name="Standard">### Conclusion</text:p>
      <text:p text:style-name="Standard">Vous pouvez désormais soumettre votre projet avec les résultats obtenus et inclure une analyse des performances. Assurez-vous de fournir des commentaires sur les limites du modèle et des suggestions pour améliorer la classification.</text:p>
      <text:p text:style-name="Standard"/>
      <text:p text:style-name="Standard">Si vous avez besoin d’aide à n’importe quelle étape, je suis là pour vous aider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4T20:31:56.643000000</meta:creation-date>
    <dc:date>2024-10-14T20:32:14.206000000</dc:date>
    <meta:editing-duration>PT17S</meta:editing-duration>
    <meta:editing-cycles>1</meta:editing-cycles>
    <meta:document-statistic meta:table-count="0" meta:image-count="0" meta:object-count="0" meta:page-count="4" meta:paragraph-count="132" meta:word-count="812" meta:character-count="6228" meta:non-whitespace-character-count="5179"/>
    <meta:generator>Trio_Office/6.2.8.2$Windows_x86 LibreOffice_project/</meta:generator>
  </office:meta>
</office:document-meta>
</file>